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FilterImpl.fatalError( SAXParseException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FilterImpl.setDocumentLocator( Locator loc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FilterImpl.XMLFilter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FilterImpl.setEntityResolver( Entity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FilterImpl.getFeatur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FilterImpl.setContentHandler( Content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FilterImpl.getEntity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FilterImpl.startDocu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FilterImpl.getError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FilterImpl.skippedEnti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FilterImpl.getDTD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FilterImpl.parse( InputSource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FilterImpl.endDocu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FilterImpl.setFeature( String name , boolean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FilterImpl.setParent( XMLReader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FilterImpl.startElement( String uri , String localName , String qName , Attributes at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FilterImpl.unparsedEntityDecl( String name , String publicId , String systemId , String notatio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FilterImpl.XMLFilterImpl( XMLReader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FilterImpl.endElement( String uri , String localName , String q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FilterImpl.processingInstruction( String target , String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FilterImpl.setProperty( String name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FilterImpl.setErrorHandler( Error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FilterImpl.error( SAXParseException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FilterImpl.parse(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FilterImpl.notationDecl( String name , String publicId , String system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FilterImpl.characters( char ch [ ] , int star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FilterImpl.getConten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FilterImpl.ignorableWhitespace( char ch [ ] , int star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FilterImpl.endPrefixMapping( String 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FilterImpl.setupPar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FilterImpl.getProper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FilterImpl.setDTDHandler( DTD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FilterImpl.warning( SAXParseException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FilterImpl.startPrefixMapping( String prefix ,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FilterImpl.resolveEntity( String publicId , String system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FilterImpl.get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